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text-properties fo:font-size="5pt" style:font-size-asian="5pt" style:font-size-complex="5pt"/>
    </style:style>
    <style:style style:name="P13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4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Text_20_body">
      <style:text-properties fo:font-size="6pt" style:font-size-asian="6pt" style:font-size-complex="6pt"/>
    </style:style>
    <style:style style:name="P3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ru" fo:country="RU" fo:background-color="transparent"/>
    </style:style>
    <style:style style:name="T29" style:family="text">
      <style:text-properties style:font-name-complex="Arial"/>
    </style:style>
    <style:style style:name="T30" style:family="text">
      <style:text-properties fo:background-color="transparen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bold" style:font-weight-asian="bold"/>
    </style:style>
    <style:style style:name="T37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8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9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40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en" fo:country="US"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ПРОТОКОЛ ПРОВЕРКИ</text:p>
      <text:p text:style-name="P6"/>
      <text:p text:style-name="P13"><text:span text:style-name="T11">Сигнализатор аварийный дозиметрический ДРГ-АТ2331</text:span><text:span text:style-name="T3"><text:tab/></text:span><text:span text:style-name="T6">Дата проверки: </text:span><text:span text:style-name="T8">$date </text:span><text:span text:style-name="T6">г.</text:span></text:p>
      <text:p text:style-name="P7"/>
      <text:p text:style-name="P7"><text:span text:style-name="T33">Тип: </text:span><text:span text:style-name="T32">БДКГ-</text:span><text:span text:style-name="T34">25</text:span><text:span text:style-name="T32"> </text:span></text:p>
      <text:p text:style-name="P9"/>
      <text:p text:style-name="P7"><text:span text:style-name="T33">з/н: </text:span><text:span text:style-name="T32">$serial</text:span><text:span text:style-name="T36"><text:tab/></text:span></text:p>
      <text:p text:style-name="P12"/>
      <text:p text:style-name="P15"><text:span text:style-name="T7">Диапазон измерения мощности </text:span><text:span text:style-name="T12">поглощенной</text:span><text:span text:style-name="T7"> дозы:</text:span><text:span text:style-name="T5"><text:tab/></text:span><text:span text:style-name="T39">0.1 мк</text:span><text:span text:style-name="T40">Гр</text:span><text:span text:style-name="T39">/ч – 1,0 Гр/ч;</text:span></text:p>
      <text:p text:style-name="P14"/>
      <text:p text:style-name="P5"><text:span text:style-name="T31">Относительная погрешность измерения:</text:span><text:tab/><text:tab/><text:span text:style-name="T35">± </text:span><text:span text:style-name="T15">30</text:span><text:span text:style-name="T35"> %</text:span></text:p>
      <text:p text:style-name="P8"/>
      <text:p text:style-name="P4">Условия эксплуатации:</text:p>
      <text:p text:style-name="P31"><text:span text:style-name="T9">- <text:s/></text:span><text:span text:style-name="T4">Температура окружающего воздуха<text:tab/><text:tab/>+</text:span><text:span text:style-name="T9">$temp</text:span><text:span text:style-name="T4"> °</text:span><text:span text:style-name="T9">C</text:span></text:p>
      <text:p text:style-name="P32"><text:span text:style-name="T9">- <text:s/></text:span><text:span text:style-name="T4">Атмосферное давление<text:tab/><text:tab/><text:tab/><text:tab/>98,5 </text:span><text:span text:style-name="T9">kPa</text:span></text:p>
      <text:p text:style-name="P32"><text:span text:style-name="T9">- <text:s/></text:span><text:span text:style-name="T4">Относительная влажность воздуха<text:tab/><text:tab/></text:span><text:span text:style-name="T9">$vlag</text:span><text:span text:style-name="T4"> %</text:span></text:p>
      <text:p text:style-name="P32"><text:span text:style-name="T9">- <text:s/></text:span><text:span text:style-name="T4">Радиационный фон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6">Эталонные средства измерений:</text:p>
      <text:p text:style-name="P33"><text:span text:style-name="T9">- <text:s/></text:span><text:span text:style-name="T37">$facility_1</text:span><text:span text:style-name="T38">10;</text:span></text:p>
      <text:p text:style-name="P34"><text:span text:style-name="T9">- <text:s/></text:span><text:span text:style-name="T37">$</text:span><text:span text:style-name="T38">facility_130;</text:span></text:p>
      <text:p text:style-name="P35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Блок детектирования <text:span text:style-name="T21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Мощность <text:span text:style-name="T13"><text:s/></text:span><text:span text:style-name="T21">поглощен-ной</text:span> дозы в <text:span text:style-name="T21">контроль-</text:span></text:p>
            <text:p text:style-name="P16"><text:span text:style-name="T21">ной</text:span> точке </text:p>
            <text:p text:style-name="P16"><text:span text:style-name="T23">Ḋ</text:span><text:span text:style-name="T17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9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2">Относи-тельная</text:span><text:span text:style-name="T30"> </text:span><text:span text:style-name="T22">погреш-ность</text:span><text:span text:style-name="T30"> </text:span><text:span text:style-name="T28">измерения</text:span> </text:p>
            <text:p text:style-name="P17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0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19"><text:span text:style-name="T26">Предел основной </text:span><text:span text:style-name="T21">относи-тельной</text:span> <text:span text:style-name="T13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9">Фон, н<text:span text:style-name="T27">Гр</text:span>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14">D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41">D</text:span><text:span text:style-name="T16">1</text:span></text:p>
          </table:table-cell>
          <table:table-cell table:style-name="t1.D3" office:value-type="string">
            <text:p text:style-name="P29"><text:span text:style-name="T42">D</text:span><text:span text:style-name="T16">2</text:span></text:p>
          </table:table-cell>
          <table:table-cell table:style-name="t1.D3" office:value-type="string">
            <text:p text:style-name="P29"><text:span text:style-name="T42">D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21">0,</text:span>7 мк<text:span text:style-name="T21">Гр</text:span>/ч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7" office:value-type="string">
            <text:p text:style-name="P18">±30</text:p>
          </table:table-cell>
        </table:table-row>
        <table:table-row>
          <table:table-cell table:style-name="t1.A5" office:value-type="string">
            <text:p text:style-name="P10">7 мк<text:span text:style-name="T21">Гр</text:span>/ч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<text:span text:style-name="T21">0</text:span> <text:span text:style-name="T21">мкГр/ч</text:span>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0,</text:span>7 м<text:span text:style-name="T21">Гр</text:span>/ч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7 м<text:span text:style-name="T21">Гр</text:span>/ч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1">70</text:span> <text:span text:style-name="T21">мГр</text:span>/ч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11" office:value-type="string">
            <text:p text:style-name="P10"><text:span text:style-name="T21">0,</text:span>7 <text:span text:style-name="T21">Гр</text:span>/ч</text:p>
          </table:table-cell>
          <table:table-cell table:style-name="t1.B11" office:value-type="string">
            <text:p text:style-name="P11">$1-36</text:p>
          </table:table-cell>
          <table:table-cell table:style-name="t1.B11" office:value-type="string">
            <text:p text:style-name="P11">$1-46</text:p>
          </table:table-cell>
          <table:table-cell table:style-name="t1.B11" office:value-type="string">
            <text:p text:style-name="P11">$1-56</text:p>
          </table:table-cell>
          <table:table-cell table:style-name="t1.B11" office:value-type="string">
            <text:p text:style-name="P11">$1-66</text:p>
          </table:table-cell>
          <table:table-cell table:style-name="t1.B11" office:value-type="string">
            <text:p text:style-name="P11">$1-76</text:p>
          </table:table-cell>
          <table:table-cell table:style-name="t1.B11" office:value-type="string">
            <text:p text:style-name="P11">$1-86</text:p>
          </table:table-cell>
          <table:table-cell table:style-name="t1.B11" office:value-type="string">
            <text:p text:style-name="P11">$1-06</text:p>
          </table:table-cell>
          <table:table-cell table:style-name="t1.B11" office:value-type="string">
            <text:p text:style-name="P11">$1-16</text:p>
          </table:table-cell>
          <table:table-cell table:style-name="t1.B11" office:value-type="string">
            <text:p text:style-name="P11">$1-26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Проверку произвел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4">(<text:span text:style-name="T29">подпись</text:span>)</text:p>
          </table:table-cell>
        </table:table-row>
        <table:table-row>
          <table:table-cell table:style-name="Таблица1.A1" office:value-type="string">
            <text:p text:style-name="P21">Технический контроль: 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4">(<text:span text:style-name="T29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2-02T15:26:21.46</dc:date>
    <meta:print-date>2019-04-03T15:18:00</meta:print-date>
    <meta:editing-cycles>155</meta:editing-cycles>
    <meta:editing-duration>PT11H6M13S</meta:editing-duration>
    <meta:generator>OpenOffice/4.1.6$Win32 OpenOffice.org_project/416m1$Build-9790</meta:generator>
    <meta:document-statistic meta:table-count="2" meta:image-count="1" meta:object-count="0" meta:page-count="1" meta:paragraph-count="115" meta:word-count="209" meta:character-count="1478"/>
  </office:meta>
</office:document-meta>
</file>